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CC99"/>
    </style:style>
    <style:style style:name="ce5" style:family="table-cell" style:parent-style-name="Default" style:data-style-name="N0">
      <style:table-cell-properties fo:background-color="#FFCC99"/>
    </style:style>
    <style:style style:name="ce6" style:family="table-cell" style:parent-style-name="Default" style:data-style-name="N36">
      <style:table-cell-properties fo:background-color="#FFCC99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45520833333333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01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le_Siz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Jar w/deps size, bytes</text:p>
          </table:table-cell>
          <table:table-cell office:value-type="string" table:style-name="ce3">
            <text:p>Jar w/deps size, KB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Dagger</text:p>
          </table:table-cell>
          <table:table-cell office:value-type="float" office:value="59488" table:style-name="ce1">
            <text:p>59488</text:p>
          </table:table-cell>
          <table:table-cell office:value-type="float" office:value="58.09375" table:formula="of:=[.B2]/1024" table:style-name="ce4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yenne DI</text:p>
          </table:table-cell>
          <table:table-cell office:value-type="float" office:value="72865" table:style-name="ce1">
            <text:p>72865</text:p>
          </table:table-cell>
          <table:table-cell office:value-type="float" office:value="71.1572265625" table:formula="of:=[.B3]/1024" table:style-name="ce4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tique 3</text:p>
          </table:table-cell>
          <table:table-cell office:value-type="float" office:value="2963924" table:style-name="ce1">
            <text:p>2963924</text:p>
          </table:table-cell>
          <table:table-cell office:value-type="float" office:value="2894.45703125" table:formula="of:=[.B4]/1024" table:style-name="ce4">
            <text:p>28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ce</text:p>
          </table:table-cell>
          <table:table-cell office:value-type="float" office:value="3918836" table:style-name="ce1">
            <text:p>3918836</text:p>
          </table:table-cell>
          <table:table-cell office:value-type="float" office:value="3826.98828125" table:formula="of:=[.B5]/1024" table:style-name="ce4">
            <text:p>3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enWebBeans</text:p>
          </table:table-cell>
          <table:table-cell office:value-type="float" office:value="1671552" table:style-name="ce1">
            <text:p>1671552</text:p>
          </table:table-cell>
          <table:table-cell office:value-type="float" office:value="1632.375" table:formula="of:=[.B6]/1024" table:style-name="ce4">
            <text:p>16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</text:p>
          </table:table-cell>
          <table:table-cell office:value-type="float" office:value="4915026" table:style-name="ce1">
            <text:p>4915026</text:p>
          </table:table-cell>
          <table:table-cell office:value-type="float" office:value="4799.830078125" table:formula="of:=[.B7]/1024" table:style-name="ce4">
            <text:p>4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Boot</text:p>
          </table:table-cell>
          <table:table-cell office:value-type="float" office:value="10336726" table:style-name="ce1">
            <text:p>10336726</text:p>
          </table:table-cell>
          <table:table-cell office:value-type="float" office:value="10094.458984375" table:formula="of:=[.B8]/1024" table:style-name="ce4">
            <text:p>1009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ootique-rest</text:p>
          </table:table-cell>
          <table:table-cell office:value-type="float" office:value="12178519" table:style-name="ce1">
            <text:p>12178519</text:p>
          </table:table-cell>
          <table:table-cell office:value-type="float" office:value="11893.0849609375" table:formula="of:=[.B10]/1024" table:style-name="ce4">
            <text:p>1189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ringboot-rest</text:p>
          </table:table-cell>
          <table:table-cell office:value-type="float" office:value="20578184" table:style-name="ce1">
            <text:p>20578184</text:p>
          </table:table-cell>
          <table:table-cell office:value-type="float" office:value="20095.8828125" table:formula="of:=[.B11]/1024" table:style-name="ce4">
            <text:p>20096</text:p>
          </table:table-cell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  <table:table table:name="Memory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table:style-name="ce2"/>
          <table:table-cell office:value-type="string" table:style-name="ce2">
            <text:p>bytes</text:p>
          </table:table-cell>
          <table:table-cell office:value-type="string" table:style-name="ce2">
            <text:p>MB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bootique-rest</text:p>
          </table:table-cell>
          <table:table-cell office:value-type="float" office:value="8914352" table:style-name="ce1">
            <text:p>8914352</text:p>
          </table:table-cell>
          <table:table-cell office:value-type="float" office:value="8.5013885498046875" table:formula="of:=[.B2]/1024/1024" table:style-name="ce7">
            <text:p>8.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boot-rest</text:p>
          </table:table-cell>
          <table:table-cell office:value-type="float" office:value="12742976" table:style-name="ce1">
            <text:p>12742976</text:p>
          </table:table-cell>
          <table:table-cell office:value-type="float" office:value="12.15264892578125" table:formula="of:=[.B3]/1024/1024" table:style-name="ce7">
            <text:p>12.15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Exec_Times" table:style-name="ta1">
        <table:table-column table:style-name="co8" table:default-cell-style-name="ce1"/>
        <table:table-column table:style-name="co1" table:number-columns-repeated="3" table:default-cell-style-name="ce1"/>
        <table:table-column table:style-name="co1" table:default-cell-style-name="ce5"/>
        <table:table-column table:style-name="co1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3">
            <text:p>Average, 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Dagger</text:p>
          </table:table-cell>
          <table:table-cell office:value-type="float" office:value="0.09" table:style-name="ce1">
            <text:p>0.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9.0333333333333335E-2" table:formula="of:=AVERAGE([.B2:.D2])" table:style-name="ce6">
            <text:p>0.0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yenne DI</text:p>
          </table:table-cell>
          <table:table-cell office:value-type="float" office:value="0.105" table:style-name="ce1">
            <text:p>0.105</text:p>
          </table:table-cell>
          <table:table-cell office:value-type="float" office:value="0.104" table:style-name="ce1">
            <text:p>0.104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formula="of:=AVERAGE([.B3:.D3])" table:style-name="ce6">
            <text:p>0.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otique 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733333333333333" table:formula="of:=AVERAGE([.B4:.D4])" table:style-name="ce6">
            <text:p>0.1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ce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20399999999999999" table:formula="of:=AVERAGE([.B5:.D5])" table:style-name="ce6">
            <text:p>0.2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WebBeans</text:p>
          </table:table-cell>
          <table:table-cell table:number-columns-repeated="3" table:style-name="ce1"/>
          <table:table-cell office:value-type="float" office:value="0" table:formula="of:=AVERAGE([.B6:.D6])" table:style-name="ce6">
            <text:p>#DIV/0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g</text:p>
          </table:table-cell>
          <table:table-cell office:value-type="float" office:value="0.22" table:style-name="ce1">
            <text:p>0.22</text:p>
          </table:table-cell>
          <table:table-cell office:value-type="float" office:value="0.223" table:style-name="ce1">
            <text:p>0.223</text:p>
          </table:table-cell>
          <table:table-cell office:value-type="float" office:value="0.221" table:style-name="ce1">
            <text:p>0.221</text:p>
          </table:table-cell>
          <table:table-cell office:value-type="float" office:value="0.22133333333333335" table:formula="of:=AVERAGE([.B7:.D7])" table:style-name="ce6">
            <text:p>0.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gBoot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0.754" table:style-name="ce1">
            <text:p>0.754</text:p>
          </table:table-cell>
          <table:table-cell office:value-type="float" office:value="0.74" table:style-name="ce1">
            <text:p>0.74</text:p>
          </table:table-cell>
          <table:table-cell office:value-type="float" office:value="0.74333333333333329" table:formula="of:=AVERAGE([.B8:.D8])" table:style-name="ce6">
            <text:p>0.74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ootique-rest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0.7" table:style-name="ce1">
            <text:p>0.7</text:p>
          </table:table-cell>
          <table:table-cell office:value-type="float" office:value="0.69466666666666654" table:formula="of:=AVERAGE([.B10:.D10])" table:style-name="ce6">
            <text:p>0.69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pringboot-rest</text:p>
          </table:table-cell>
          <table:table-cell office:value-type="float" office:value="1.3029999999999999" table:style-name="ce1">
            <text:p>1.303</text:p>
          </table:table-cell>
          <table:table-cell office:value-type="float" office:value="1.292" table:style-name="ce1">
            <text:p>1.292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1.3043333333333333" table:formula="of:=AVERAGE([.B11:.D11])" table:style-name="ce6">
            <text:p>1.304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Andrus Adamchik</dc:creator>
    <meta:creation-date>2020-04-15T17:26:05Z</meta:creation-date>
    <dc:date>2024-04-12T16:01:03Z</dc:date>
    <meta:editing-cycles>16</meta:editing-cycles>
    <meta:editing-duration>PT6324S</meta:editing-duration>
  </office:meta>
</office:document-meta>
</file>